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A0000025832870F1FBC2783D6.png" manifest:media-type="image/png"/>
  <manifest:file-entry manifest:full-path="Pictures/100002010000020E000003BE34E9475A5A6FDECE.png" manifest:media-type="image/png"/>
  <manifest:file-entry manifest:full-path="Pictures/100002010000020F00000175D5FBFECD3F867A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350" officeooo:paragraph-rsid="000d1350"/>
    </style:style>
    <style:style style:name="P2" style:family="paragraph" style:parent-style-name="Standard">
      <style:paragraph-properties fo:text-align="center" style:justify-single-word="false"/>
      <style:text-properties fo:font-size="18pt" officeooo:rsid="000edd11" officeooo:paragraph-rsid="000edd11" style:font-size-asian="18pt" style:font-size-complex="18pt"/>
    </style:style>
    <style:style style:name="P3" style:family="paragraph" style:parent-style-name="Standard">
      <style:paragraph-properties fo:text-align="center" style:justify-single-word="false"/>
      <style:text-properties fo:font-size="18pt" officeooo:rsid="0010a9a5" officeooo:paragraph-rsid="0010a9a5" style:font-size-asian="18pt" style:font-size-complex="18pt"/>
    </style:style>
    <style:style style:name="P4" style:family="paragraph" style:parent-style-name="Standard">
      <style:paragraph-properties fo:text-align="center" style:justify-single-word="false"/>
      <style:text-properties fo:font-size="13pt" officeooo:rsid="000edd11" officeooo:paragraph-rsid="000edd11" style:font-size-asian="13pt" style:font-size-complex="13pt"/>
    </style:style>
    <style:style style:name="P5"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6"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7" style:family="paragraph" style:parent-style-name="Standard">
      <style:text-properties fo:font-size="14pt" fo:font-weight="bold" officeooo:rsid="0011bb9a" officeooo:paragraph-rsid="0011bb9a" style:font-size-asian="14pt" style:font-weight-asian="bold" style:font-size-complex="14pt" style:font-weight-complex="bold"/>
    </style:style>
    <style:style style:name="P8" style:family="paragraph" style:parent-style-name="Standard">
      <style:text-properties fo:font-size="12pt" fo:font-weight="normal" officeooo:rsid="000d1350" officeooo:paragraph-rsid="000d1350" style:font-size-asian="10.5pt" style:font-weight-asian="normal" style:font-size-complex="12pt" style:font-weight-complex="normal"/>
    </style:style>
    <style:style style:name="P9" style:family="paragraph" style:parent-style-name="Standard">
      <style:text-properties fo:font-size="12pt" fo:font-weight="normal" officeooo:rsid="0011bb9a" officeooo:paragraph-rsid="0011bb9a" style:font-size-asian="10.5pt" style:font-weight-asian="normal" style:font-size-complex="12pt" style:font-weight-complex="normal"/>
    </style:style>
    <style:style style:name="P10" style:family="paragraph" style:parent-style-name="Standard">
      <style:text-properties fo:font-size="12pt" fo:font-weight="normal" officeooo:rsid="0012efb6" officeooo:paragraph-rsid="0012efb6" style:font-size-asian="10.5pt" style:font-weight-asian="normal" style:font-size-complex="12pt" style:font-weight-complex="normal"/>
    </style:style>
    <style:style style:name="P11" style:family="paragraph" style:parent-style-name="Standard">
      <style:text-properties fo:font-size="12pt" fo:font-weight="normal" officeooo:rsid="0012efb6" officeooo:paragraph-rsid="00157de9" style:font-size-asian="10.5pt" style:font-weight-asian="normal" style:font-size-complex="12pt" style:font-weight-complex="normal"/>
    </style:style>
    <style:style style:name="P12" style:family="paragraph" style:parent-style-name="Standard">
      <style:text-properties fo:font-size="12pt" fo:font-weight="normal" officeooo:rsid="00157de9" officeooo:paragraph-rsid="00157de9" style:font-size-asian="10.5pt" style:font-weight-asian="normal" style:font-size-complex="12pt" style:font-weight-complex="normal"/>
    </style:style>
    <style:style style:name="P13" style:family="paragraph" style:parent-style-name="Standard">
      <style:text-properties fo:font-size="12pt" fo:font-weight="normal" officeooo:rsid="001647ed" officeooo:paragraph-rsid="001647ed" style:font-size-asian="10.5pt" style:font-weight-asian="normal" style:font-size-complex="12pt" style:font-weight-complex="normal"/>
    </style:style>
    <style:style style:name="P14" style:family="paragraph" style:parent-style-name="Standard">
      <style:text-properties fo:font-size="12pt" fo:font-weight="normal" officeooo:rsid="0017554b" officeooo:paragraph-rsid="0017554b" style:font-size-asian="10.5pt" style:font-weight-asian="normal" style:font-size-complex="12pt" style:font-weight-complex="normal"/>
    </style:style>
    <style:style style:name="P15" style:family="paragraph" style:parent-style-name="Standard">
      <style:text-properties fo:font-size="12pt" fo:font-weight="normal" officeooo:rsid="0017554b" officeooo:paragraph-rsid="001aef4d" style:font-size-asian="10.5pt" style:font-weight-asian="normal" style:font-size-complex="12pt" style:font-weight-complex="normal"/>
    </style:style>
    <style:style style:name="P16" style:family="paragraph" style:parent-style-name="Standard">
      <style:text-properties fo:font-size="12pt" fo:font-weight="normal" officeooo:rsid="001aef4d" officeooo:paragraph-rsid="001c8de8" style:font-size-asian="10.5pt" style:font-weight-asian="normal" style:font-size-complex="12pt" style:font-weight-complex="normal"/>
    </style:style>
    <style:style style:name="P17" style:family="paragraph" style:parent-style-name="Standard">
      <style:text-properties fo:font-size="12pt" fo:font-weight="normal" officeooo:rsid="001aef4d" officeooo:paragraph-rsid="001d6447" style:font-size-asian="10.5pt" style:font-weight-asian="normal" style:font-size-complex="12pt" style:font-weight-complex="normal"/>
    </style:style>
    <style:style style:name="P18" style:family="paragraph" style:parent-style-name="Standard">
      <style:text-properties fo:font-size="12pt" fo:font-weight="normal" officeooo:rsid="001aef4d" officeooo:paragraph-rsid="001f23f9" style:font-size-asian="10.5pt" style:font-weight-asian="normal" style:font-size-complex="12pt" style:font-weight-complex="normal"/>
    </style:style>
    <style:style style:name="P19" style:family="paragraph" style:parent-style-name="Standard">
      <style:text-properties fo:font-size="12pt" fo:font-weight="normal" officeooo:rsid="001aef4d" officeooo:paragraph-rsid="0026c3a1" style:font-size-asian="10.5pt" style:font-weight-asian="normal" style:font-size-complex="12pt" style:font-weight-complex="normal"/>
    </style:style>
    <style:style style:name="P20" style:family="paragraph" style:parent-style-name="Standard">
      <style:text-properties fo:font-size="12pt" fo:font-weight="normal" officeooo:rsid="0021a006" officeooo:paragraph-rsid="0021a006" style:font-size-asian="10.5pt" style:font-weight-asian="normal" style:font-size-complex="12pt" style:font-weight-complex="normal"/>
    </style:style>
    <style:style style:name="P21" style:family="paragraph" style:parent-style-name="Standard">
      <style:text-properties fo:font-size="12pt" fo:font-weight="normal" officeooo:rsid="00234047" officeooo:paragraph-rsid="00234047" style:font-size-asian="10.5pt" style:font-weight-asian="normal" style:font-size-complex="12pt" style:font-weight-complex="normal"/>
    </style:style>
    <style:style style:name="P22" style:family="paragraph" style:parent-style-name="Standard">
      <style:text-properties fo:font-size="12pt" fo:font-weight="normal" officeooo:rsid="0023fae5" officeooo:paragraph-rsid="0023fae5" style:font-size-asian="10.5pt" style:font-weight-asian="normal" style:font-size-complex="12pt" style:font-weight-complex="normal"/>
    </style:style>
    <style:style style:name="P23"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T1" style:family="text">
      <style:text-properties officeooo:rsid="0010a9a5"/>
    </style:style>
    <style:style style:name="T2" style:family="text">
      <style:text-properties officeooo:rsid="0011bb9a"/>
    </style:style>
    <style:style style:name="T3" style:family="text">
      <style:text-properties officeooo:rsid="0012efb6"/>
    </style:style>
    <style:style style:name="T4" style:family="text">
      <style:text-properties officeooo:rsid="00139d09"/>
    </style:style>
    <style:style style:name="T5" style:family="text">
      <style:text-properties officeooo:rsid="00157de9"/>
    </style:style>
    <style:style style:name="T6" style:family="text">
      <style:text-properties officeooo:rsid="0017554b"/>
    </style:style>
    <style:style style:name="T7" style:family="text">
      <style:text-properties officeooo:rsid="00191899"/>
    </style:style>
    <style:style style:name="T8" style:family="text">
      <style:text-properties officeooo:rsid="001c8de8"/>
    </style:style>
    <style:style style:name="T9" style:family="text">
      <style:text-properties officeooo:rsid="001d6447"/>
    </style:style>
    <style:style style:name="T10" style:family="text">
      <style:text-properties officeooo:rsid="001f23f9"/>
    </style:style>
    <style:style style:name="T11" style:family="text">
      <style:text-properties officeooo:rsid="00234047"/>
    </style:style>
    <style:style style:name="T12" style:family="text">
      <style:text-properties officeooo:rsid="0023fae5"/>
    </style:style>
    <style:style style:name="T13" style:family="text">
      <style:text-properties officeooo:rsid="0026c3a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span text:style-name="T1">4</text:span></text:p>
      <text:p text:style-name="P3">Maze Navigation</text:p>
      <text:p text:style-name="P4">Luke Doman</text:p>
      <text:p text:style-name="P4">Team 10</text:p>
      <text:p text:style-name="P1"/>
      <text:p text:style-name="P6">Introduction</text:p>
      <text:p text:style-name="P9">The goal of this assignment was to take all the skills we have learned in the previous assignments and put them to use in solving a more interesting problem, <text:span text:style-name="T13">solving a maze</text:span>. The assignments have been increasing in level of difficulty to prepare us for this, and is the first time that we actually can revisit our hardware design. We know some information about the maze that assists us with this task, such as all the turns are 90 degrees and there is a light source at the end destination. This first know<text:span text:style-name="T13">n</text:span> fact is very us<text:span text:style-name="T3">eful</text:span> for our design <text:span text:style-name="T3">which</text:span> will be discussed in the sections below.</text:p>
      <text:p text:style-name="P9"/>
      <text:p text:style-name="P6"><text:span text:style-name="T2">Mechanical </text:span>Design</text:p>
      <text:p text:style-name="P9">Our initial approach involved experimentation with our baseline mechanical architecture. We thought it may be advantageous to reduce the size of our robots frame so there would never be a scenario in which our robot gets stuck in the maze due to its size. After experimenting with several ideas, we concluded that we would stick with our squarebot frame, but make several modifications to it. Our reasoning here was that since it appeared that there was no instance where squarebot’s size would be the reason it is stuck, we could save time on our hardware design and get a head start on our software <text:span text:style-name="T3">approach. </text:span></text:p>
      <text:p text:style-name="P9"/>
      <text:p text:style-name="P10">To help clarify our <text:span text:style-name="T5">hardware approach</text:span>, I first must mention our idea for solving the maze. Our strategy <text:span text:style-name="T13">is</text:span> to follow the right wall for the length of the maze with just touch sensors first, and <text:span text:style-name="T13">then </text:span>integrate an ultrasonic sensor later. <text:s/>We decided this would be a better approach than just throwing all the sensors on at once, and then tweaking them all together. <text:span text:style-name="T4">Please see figure 1 below to see the logic for our touch sensor placement.</text:span> <text:span text:style-name="T5">With this placement we can always determine the next step to take to reach the optimal state of being perfectly parallel to the wall.</text:span></text:p>
      <text:p text:style-name="P5"><draw:frame draw:style-name="fr3" draw:name="Frame1" text:anchor-type="paragraph" svg:x="0.8898in" svg:y="0.1472in" svg:width="4.8492in" draw:z-index="4"><draw:text-box fo:min-height="3.4327in"><text:p text:style-name="Illustration"><draw:frame draw:style-name="fr5" draw:name="Image1" text:anchor-type="as-char" svg:width="4.8492in" style:rel-width="100%" svg:height="3.4327in" style:rel-height="scale" draw:z-index="5"><draw:image xlink:href="Pictures/100002010000020F00000175D5FBFECD3F867A74.png" xlink:type="simple" xlink:show="embed" xlink:actuate="onLoad"/></draw:frame><text:line-break/><text:span text:style-name="T10">Figure 1: Touch sensor placement</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
      <text:p text:style-name="P11"><text:soft-page-break/>The modifications we made to squarebot started with the gear ratio. <text:span text:style-name="T5">Our idea was that when correcting to try and reach our optimal state we move slowly, but once parallel to the wall we should go as fast as possible. We switched out the medium size gears that the wheels were initially on the same shaft as with the smallest gears in the set. This required minimal modification to the frame which was central to our approach. Once modified we began testing this new gear ratio both on a test stand and the carpet. While this new ratio gave us a huge boost in speed, we also lost a significant amount of torque. When running just on the floor we could see that it moved with ease, but on the test stand we applied pressure to the wheels to see how much force would be required to stop it and observed disappointing results.</text:span></text:p>
      <text:p text:style-name="P11"/>
      <text:p text:style-name="P13">We were able to bring our wheels to a halt with a minimal amount of force, even with just our hands. This posed a problem since our solution to the maze required us to constantly be riding against the wall. We concluded to return to the previous gear ratio since our robot needed the additional torque. <text:span text:style-name="T6">The next modification we made was to remove the battery stand to save some weight and free up space for our side touch sensors. We relocated the battery to the rear of the frame, housed within metal supports to ensure it doesn’t fall off while navigating the maze. With these changes and our sensor placement we had a good platform to start our software development process.</text:span></text:p>
      <text:p text:style-name="P13"/>
      <text:p text:style-name="P14">We noted that for future work we could possibly replace our side sensors with an ultrasonic one to reduce our touches penalty, but we would lose some of the precision of knowing our exact angle in relation to the wall. We also had the idea of replacing our front touch sensors with an ultrasonic to again save on the touches penalty, but we never came back to hardware revisions after we made significant progress on the software side of the project and observed consistent success.</text:p>
      <text:p text:style-name="P5"/>
      <text:p text:style-name="P5"><text:span text:style-name="T2">Software </text:span>Design</text:p>
      <text:p text:style-name="P15">Our approach to our robot’s software architecture was based around several states that our robot could be in at any given time. This approach allowed for us to break functionality out into several functions and <text:span text:style-name="T7">make our code </text:span>significantly <text:span text:style-name="T7">more </text:span>readable <text:span text:style-name="T7">while simultaneously making our debugging process simpler. The central part of our code then simply determined which state it was in and updated a state variable to reflect that. Once we know the state, we simply call a router function that then executes the correct function for that state. Our main control flow for determining state can be seen in figure 2 below. </text:span></text:p>
      <text:p text:style-name="P15"/>
      <text:p text:style-name="P16">Something to note in that flowchart is the state counter. During testing in the maze we noticed at several points the robot has a tendency to get stuck. While we made appropriate hardware and software modifications to reduce the probability of this, we still observed it when running in the maze. To counteract this we keep track of how many iterations of our control loop have executed in a row for the same state. <text:span text:style-name="T8">Once the state counter reaches a threshold, which we defined as 30 iterations, it calls an escape function. </text:span></text:p>
      <text:p text:style-name="P16"/>
      <text:p text:style-name="P16"><text:span text:style-name="T8">Escape behaves differently for each state of the robot. For example if we’re stuck in state 2, which means both side sensors our touching the wall, we know there is just too much friction on the wall and not enough torque for the robot to move. In this instance the robot reverses a short distance and then charges ahead at a faster speed than before. This proved to be a highly effective solution to getting stuck in the maze.</text:span> </text:p>
      <text:p text:style-name="P6"><draw:frame draw:style-name="fr1" draw:name="Frame2" text:anchor-type="paragraph" svg:x="1in" svg:y="-0.3in" svg:width="5.0965in" draw:z-index="0"><draw:text-box fo:min-height="9.2819in"><text:p text:style-name="Illustration"><draw:frame draw:style-name="fr4" draw:name="Image2" text:anchor-type="as-char" svg:width="5.0965in" style:rel-width="100%" svg:height="9.2819in" style:rel-height="scale" draw:z-index="1"><draw:image xlink:href="Pictures/100002010000020E000003BE34E9475A5A6FDECE.png" xlink:type="simple" xlink:show="embed" xlink:actuate="onLoad"/></draw:frame><text:line-break/><text:span text:style-name="T7">Figure 2: Main control flow</text:span></text:p></draw:text-box></draw:frame><text:soft-page-break/></text:p>
      <text:p text:style-name="P19"><text:soft-page-break/>Each state has an affiliated function that handles it’s respective behavior. <text:span text:style-name="T9">The behavior for state 1 is modeled in figure 3 below. To be put in state 1 the robot has to not have any front wall contact and at least 1 side wall contact. Knowing this, we can reorient the robot in an optimal way so that it reaches state 2. If the right front sensor is touching we’re angled at the wall and need to soft turn left. Soft turning is when the robot only uses one motor to execute a turn, instead of two in opposite directions. The logic governing the right rear sensor is a little more complicated to add some nice functionality to our robot. After the right rear is tripped the robot will execute a soft right turn until either any sensor but right rear is tripped or it’s local state counter exceeds a threshold. The reasoning here is that this pushes the orientation back against the wall until in state 2, or if it needs to, execute a 180 degree turn. The local state counter here acts as a failsafe in case we end up going in circles and need to reacquire the wall. Figure 1 helps illustrate the robot’s orientation in relation to the wall. </text:span></text:p>
      <text:p text:style-name="P18"/>
      <text:p text:style-name="P18"/>
      <text:p text:style-name="P17"><draw:frame draw:style-name="fr2" draw:name="Frame3" text:anchor-type="paragraph" svg:width="3.6043in" draw:z-index="2"><draw:text-box fo:min-height="6.25in"><text:p text:style-name="Illustration"><draw:frame draw:style-name="fr5" draw:name="Image3" text:anchor-type="as-char" svg:width="3.6043in" style:rel-width="100%" svg:height="6.25in" style:rel-height="scale" draw:z-index="3"><draw:image xlink:href="Pictures/100002010000015A0000025832870F1FBC2783D6.png" xlink:type="simple" xlink:show="embed" xlink:actuate="onLoad"/></draw:frame><text:span text:style-name="T9">Figure 3: State 1 function (side wall correction)</text:span></text:p></draw:text-box></draw:frame></text:p>
      <text:p text:style-name="P17"/>
      <text:p text:style-name="P20"><text:soft-page-break/>Once we had this architecture in place a great deal of our time was spent optimizing turn times and only adding minor amounts of functionality as we saw fit. Initially the robot would have a difficult time <text:s/>transitioning from state 1 to 2. Side wall correct would overcompensate for the angle to the wall and would cause the robot to be perpetually angled at or away from the wall, but never parallel. We were able to address this by shortening our turn times drastically. A potential concern with this is under correcting, but since we would still be in the same state the robot would just finish the turn in the next iteration. </text:p>
      <text:p text:style-name="P20"/>
      <text:p text:style-name="P20">Optimizing these corrections is crucial for our approach since we are knowingly accepting a penalty by touching the wall. The idea here is that if we can get to state 2 as fast as possible and with the minimum number of corrections we can make up for our loss with our speed in state 2. While we abandoned our high gear ratio approach, we still kept our idea to heart that if we know we are perfectly parallel to the wall, we want to move forward as fast as reasonably possible.</text:p>
      <text:p text:style-name="P20"/>
      <text:p text:style-name="P6">Performance Evaluation</text:p>
      <text:p text:style-name="P20">In our many testing trials we started with minor successes, but eventually reached a point where we could consistently solve the mazes in less than <text:span text:style-name="T11">a minute and a half</text:span>, <text:span text:style-name="T11">not counting penalties</text:span>. Seeing our <text:span text:style-name="T11">capability and limited time remaining before competition day we opted out of adding the ultrasonic sensor. While it would help decrease our number of penalties overall, we opted instead to further optimize our proven configuration.</text:span></text:p>
      <text:p text:style-name="P20"/>
      <text:p text:style-name="P21">On competition day, </text:p>
      <text:p text:style-name="P21"/>
      <text:p text:style-name="P21"/>
      <text:p text:style-name="P6">Conclusion</text:p>
      <text:p text:style-name="P21">Considering our approach was centrally based around <text:span text:style-name="T12">accruing penalties in favor of speed and determinism, I’m happy with the end result of our robot. The difficulty of this task was a significant step up from previous assignments which made this a really interesting problem to tackle. This assignment also really stressed the amount of tweaking required to achieve optimal performance as expected. The difference in performance between our first run in the maze compared to our last was dramatic, even though the code base stayed mostly the same. I look forward to applying the various skills learned from this assignment to our next.</text:span></text:p>
      <text:p text:style-name="P8"/>
      <text:p text:style-name="P7">Appendix</text:p>
      <text:p text:style-name="P22">#pragma config(Sensor, dgtl1, <text:s/>front_left, <text:s text:c="4"/>sensorTouch)</text:p>
      <text:p text:style-name="P22">#pragma config(Sensor, dgtl2, <text:s/>front_right, <text:s text:c="3"/>sensorTouch)</text:p>
      <text:p text:style-name="P22">#pragma config(Sensor, dgtl3, <text:s/>right_front, <text:s text:c="3"/>sensorTouch)</text:p>
      <text:p text:style-name="P22">#pragma config(Sensor, dgtl4, <text:s/>right_rear, <text:s text:c="4"/>sensorTouch)</text:p>
      <text:p text:style-name="P22">#pragma config(Motor, <text:s/>port2, <text:s text:c="10"/>leftMotor, <text:s text:c="4"/>tmotorVex393, openLoop, reversed)</text:p>
      <text:p text:style-name="P22">#pragma config(Motor, <text:s/>port3, <text:s text:c="10"/>rightMotor, <text:s text:c="3"/>tmotorVex393, openLoop)</text:p>
      <text:p text:style-name="P22">//*!!Code automatically generated by 'ROBOTC' configuration wizard <text:s text:c="14"/>!!*//</text:p>
      <text:p text:style-name="P22"/>
      <text:p text:style-name="P22">//// Constants</text:p>
      <text:p text:style-name="P22">int turn_speed = 50;</text:p>
      <text:p text:style-name="P22">int soft_turn_speed = 30;</text:p>
      <text:p text:style-name="P22">int forward_speed = 57;</text:p>
      <text:p text:style-name="P22">int hyper_speed = 85;</text:p>
      <text:p text:style-name="P22">float state_threshold = 30;</text:p>
      <text:p text:style-name="P22"><text:soft-page-break/></text:p>
      <text:p text:style-name="P22">//// Variables</text:p>
      <text:p text:style-name="P22">int prev_state;</text:p>
      <text:p text:style-name="P22">int state;</text:p>
      <text:p text:style-name="P22">int front_left_bump;</text:p>
      <text:p text:style-name="P22">int front_right_bump;</text:p>
      <text:p text:style-name="P22">int right_front_bump;</text:p>
      <text:p text:style-name="P22">int right_rear_bump;</text:p>
      <text:p text:style-name="P22">float state_counter;</text:p>
      <text:p text:style-name="P22"/>
      <text:p text:style-name="P22"/>
      <text:p text:style-name="P22">bool sensor_contact_turn()</text:p>
      <text:p text:style-name="P22">{</text:p>
      <text:p text:style-name="P22"><text:s text:c="2"/>front_left_bump = SensorValue(front_left);</text:p>
      <text:p text:style-name="P22"><text:s text:c="2"/>front_right_bump = SensorValue(front_right);</text:p>
      <text:p text:style-name="P22"><text:s text:c="2"/>right_front_bump = SensorValue(right_front);</text:p>
      <text:p text:style-name="P22"><text:s text:c="2"/>right_rear_bump = SensorValue(right_rear);</text:p>
      <text:p text:style-name="P22"/>
      <text:p text:style-name="P22"><text:s text:c="2"/>if (front_left_bump == 1 || front_right_bump == 1 || right_front_bump == 1)</text:p>
      <text:p text:style-name="P22"><text:s text:c="2"/>{</text:p>
      <text:p text:style-name="P22"><text:s text:c="2"/><text:tab/><text:tab/>return true;</text:p>
      <text:p text:style-name="P22"><text:s text:c="2"/>}</text:p>
      <text:p text:style-name="P22"><text:s text:c="2"/>else</text:p>
      <text:p text:style-name="P22"><text:s text:c="2"/>{</text:p>
      <text:p text:style-name="P22"><text:s text:c="2"/><text:tab/><text:tab/>return false;</text:p>
      <text:p text:style-name="P22"><text:s text:c="2"/>}</text:p>
      <text:p text:style-name="P22">}</text:p>
      <text:p text:style-name="P22"/>
      <text:p text:style-name="P22">bool sensor_contact()</text:p>
      <text:p text:style-name="P22">{</text:p>
      <text:p text:style-name="P22"><text:s text:c="2"/>front_left_bump = SensorValue(front_left);</text:p>
      <text:p text:style-name="P22"><text:s text:c="2"/>front_right_bump = SensorValue(front_right);</text:p>
      <text:p text:style-name="P22"><text:s text:c="2"/>right_front_bump = SensorValue(right_front);</text:p>
      <text:p text:style-name="P22"><text:s text:c="2"/>right_rear_bump = SensorValue(right_rear);</text:p>
      <text:p text:style-name="P22"/>
      <text:p text:style-name="P22"><text:s text:c="2"/>if (front_left_bump == 1 || front_right_bump == 1 || right_front_bump == 1 || right_rear_bump == 1)</text:p>
      <text:p text:style-name="P22"><text:s text:c="2"/>{</text:p>
      <text:p text:style-name="P22"><text:s text:c="2"/><text:tab/><text:tab/>return true;</text:p>
      <text:p text:style-name="P22"><text:s text:c="2"/>}</text:p>
      <text:p text:style-name="P22"><text:s text:c="2"/>else</text:p>
      <text:p text:style-name="P22"><text:s text:c="2"/>{</text:p>
      <text:p text:style-name="P22"><text:s text:c="2"/><text:tab/><text:tab/>return false;</text:p>
      <text:p text:style-name="P22"><text:s text:c="2"/>}</text:p>
      <text:p text:style-name="P22">}</text:p>
      <text:p text:style-name="P22"/>
      <text:p text:style-name="P22"/>
      <text:p text:style-name="P22"/>
      <text:p text:style-name="P22"/>
      <text:p text:style-name="P22"><text:soft-page-break/>// Move for a given amount of time in direction left (-1), forward (0), right (1), backwards(2), soft left(3), or soft right(4)</text:p>
      <text:p text:style-name="P22">void move(int dir, int time, int speed)</text:p>
      <text:p text:style-name="P22">{</text:p>
      <text:p text:style-name="P22"><text:s text:c="2"/>switch(dir)</text:p>
      <text:p text:style-name="P22"><text:s text:c="4"/>{</text:p>
      <text:p text:style-name="P22"><text:s text:c="8"/>case -1: // Left</text:p>
      <text:p text:style-name="P22"><text:s text:c="12"/>motor[leftMotor] = -speed;</text:p>
      <text:p text:style-name="P22"><text:s text:c="8"/><text:tab/>motor[rightMotor] = speed;</text:p>
      <text:p text:style-name="P22"><text:s text:c="12"/>break;</text:p>
      <text:p text:style-name="P22"><text:s text:c="8"/>case 0: // Forwards</text:p>
      <text:p text:style-name="P22"><text:s text:c="12"/>motor[leftMotor] = speed;</text:p>
      <text:p text:style-name="P22"><text:s text:c="8"/><text:tab/>motor[rightMotor] = speed;</text:p>
      <text:p text:style-name="P22"><text:s text:c="12"/>break;</text:p>
      <text:p text:style-name="P22"><text:s text:c="8"/>case 1: // Right</text:p>
      <text:p text:style-name="P22"><text:s text:c="12"/>motor[leftMotor] = speed;</text:p>
      <text:p text:style-name="P22"><text:s text:c="8"/><text:tab/>motor[rightMotor] = -speed;</text:p>
      <text:p text:style-name="P22"><text:s text:c="12"/>break;</text:p>
      <text:p text:style-name="P22"><text:s text:c="8"/>case 2: // Backwards</text:p>
      <text:p text:style-name="P22"><text:s text:c="12"/>motor[leftMotor] = -speed;</text:p>
      <text:p text:style-name="P22"><text:s text:c="8"/><text:tab/>motor[rightMotor] = -speed;</text:p>
      <text:p text:style-name="P22"><text:s text:c="12"/>break;</text:p>
      <text:p text:style-name="P22"><text:s text:c="8"/>case 3: // Soft Left</text:p>
      <text:p text:style-name="P22"><text:s text:c="12"/>motor[leftMotor] = 0;</text:p>
      <text:p text:style-name="P22"><text:s text:c="8"/><text:tab/>motor[rightMotor] = speed;</text:p>
      <text:p text:style-name="P22"><text:s text:c="12"/>break;</text:p>
      <text:p text:style-name="P22"><text:s text:c="8"/>case 4: // Soft Right</text:p>
      <text:p text:style-name="P22"><text:s text:c="12"/>motor[leftMotor] = speed;</text:p>
      <text:p text:style-name="P22"><text:s text:c="8"/><text:tab/>motor[rightMotor] = 0;</text:p>
      <text:p text:style-name="P22"><text:s text:c="12"/>break;</text:p>
      <text:p text:style-name="P22"><text:s text:c="8"/>default:</text:p>
      <text:p text:style-name="P22"><text:s text:c="9"/><text:tab/>// Do nothing</text:p>
      <text:p text:style-name="P22"><text:s text:c="9"/><text:tab/>break;</text:p>
      <text:p text:style-name="P22"><text:s text:c="4"/>}</text:p>
      <text:p text:style-name="P22"/>
      <text:p text:style-name="P22"><text:s text:c="4"/>// Wait for passed time then stop</text:p>
      <text:p text:style-name="P22"><text:s text:c="4"/>wait1Msec(time);</text:p>
      <text:p text:style-name="P22"><text:s text:c="4"/>motor[leftMotor] = 0;</text:p>
      <text:p text:style-name="P22"><text:s text:c="4"/>motor[rightMotor] = 0;</text:p>
      <text:p text:style-name="P22">}</text:p>
      <text:p text:style-name="P22"/>
      <text:p text:style-name="P22"/>
      <text:p text:style-name="P22"/>
      <text:p text:style-name="P22"/>
      <text:p text:style-name="P22"/>
      <text:p text:style-name="P22"/>
      <text:p text:style-name="P22"/>
      <text:p text:style-name="P22"/>
      <text:p text:style-name="P22"/>
      <text:p text:style-name="P22"><text:soft-page-break/>// Turn and move forward in search for wall</text:p>
      <text:p text:style-name="P22">void start_maze(int f_speed)</text:p>
      <text:p text:style-name="P22">{</text:p>
      <text:p text:style-name="P22"><text:tab/><text:tab/>if(prev_state == 1 || prev_state == 2)</text:p>
      <text:p text:style-name="P22"><text:tab/><text:tab/>{</text:p>
      <text:p text:style-name="P22"><text:tab/><text:tab/> <text:s text:c="3"/>// Turn right</text:p>
      <text:p text:style-name="P22"><text:tab/><text:tab/> <text:s text:c="3"/>move(1,400,turn_speed);</text:p>
      <text:p text:style-name="P22"><text:tab/><text:tab/> <text:s text:c="3"/>wait1Msec(100);</text:p>
      <text:p text:style-name="P22"><text:tab/><text:tab/> <text:s text:c="3"/>// Move forward</text:p>
      <text:p text:style-name="P22"><text:tab/><text:tab/> <text:s text:c="3"/>move(0,100,f_speed);</text:p>
      <text:p text:style-name="P22"><text:tab/><text:tab/> <text:s text:c="3"/>wait1Msec(100);</text:p>
      <text:p text:style-name="P22"><text:tab/><text:tab/>}</text:p>
      <text:p text:style-name="P22"><text:tab/><text:tab/>else</text:p>
      <text:p text:style-name="P22"><text:tab/><text:tab/>{</text:p>
      <text:p text:style-name="P22"><text:tab/><text:tab/> <text:s text:c="3"/>// Turn right</text:p>
      <text:p text:style-name="P22"><text:tab/><text:tab/> <text:s text:c="3"/>move(1,100,turn_speed);</text:p>
      <text:p text:style-name="P22"><text:tab/><text:tab/> <text:s text:c="3"/>wait1Msec(200);</text:p>
      <text:p text:style-name="P22"><text:tab/><text:tab/> <text:s text:c="3"/>// Move forward</text:p>
      <text:p text:style-name="P22"><text:tab/><text:tab/> <text:s text:c="3"/>move(0,1000,f_speed);</text:p>
      <text:p text:style-name="P22"><text:tab/><text:tab/> <text:s text:c="3"/>wait1Msec(200);</text:p>
      <text:p text:style-name="P22"><text:tab/><text:tab/>}</text:p>
      <text:p text:style-name="P22">}</text:p>
      <text:p text:style-name="P22"/>
      <text:p text:style-name="P22">// State 1. To be put in this state one right touch sensor must be activated</text:p>
      <text:p text:style-name="P22">void side_wall_correct()</text:p>
      <text:p text:style-name="P22">{</text:p>
      <text:p text:style-name="P22"><text:s text:c="4"/>// Right side contact</text:p>
      <text:p text:style-name="P22"><text:s text:c="4"/>if(right_front_bump == 1 || right_rear_bump == 1)</text:p>
      <text:p text:style-name="P22"><text:s text:c="4"/>{</text:p>
      <text:p text:style-name="P22"><text:s text:c="8"/>// Optimal - do nothing</text:p>
      <text:p text:style-name="P22"><text:s text:c="8"/>if (right_front_bump == 1 &amp;&amp; right_rear_bump == 1)</text:p>
      <text:p text:style-name="P22"><text:s text:c="8"/>{</text:p>
      <text:p text:style-name="P22"><text:s text:c="12"/>return;</text:p>
      <text:p text:style-name="P22"><text:s text:c="8"/>}</text:p>
      <text:p text:style-name="P22"><text:s text:c="8"/>// Angled at wall - soft turn left</text:p>
      <text:p text:style-name="P22"><text:s text:c="8"/>if(right_front_bump == 1)</text:p>
      <text:p text:style-name="P22"><text:s text:c="8"/>{</text:p>
      <text:p text:style-name="P22"><text:s text:c="12"/>move(3,300,soft_turn_speed);</text:p>
      <text:p text:style-name="P22"><text:s text:c="8"/>}</text:p>
      <text:p text:style-name="P22"><text:s text:c="8"/>// Angled away from wall - soft turn right</text:p>
      <text:p text:style-name="P22"><text:s text:c="8"/>if(right_rear_bump == 1)</text:p>
      <text:p text:style-name="P22"><text:s text:c="8"/>{</text:p>
      <text:p text:style-name="P22"><text:s text:c="8"/><text:tab/><text:tab/>int counter = 0;</text:p>
      <text:p text:style-name="P22"><text:s text:c="8"/><text:tab/><text:tab/>while(!sensor_contact_turn() &amp;&amp; counter &lt; state_threshold)</text:p>
      <text:p text:style-name="P22"><text:s text:c="8"/><text:tab/><text:tab/>{</text:p>
      <text:p text:style-name="P22"><text:s text:c="8"/><text:tab/><text:tab/><text:tab/><text:tab/>move(4,200,turn_speed);</text:p>
      <text:p text:style-name="P22"><text:s text:c="8"/><text:tab/><text:tab/><text:tab/><text:tab/>counter++;</text:p>
      <text:p text:style-name="P22"><text:s text:c="8"/><text:tab/><text:tab/><text:tab/><text:tab/>if(counter &gt;= state_threshold)</text:p>
      <text:p text:style-name="P22"><text:s text:c="8"/><text:tab/><text:tab/><text:tab/><text:tab/>{</text:p>
      <text:p text:style-name="P22"><text:soft-page-break/><text:s text:c="8"/><text:tab/><text:tab/><text:tab/><text:tab/><text:tab/><text:tab/>move(2,400,soft_turn_speed);</text:p>
      <text:p text:style-name="P22"><text:s text:c="8"/><text:tab/><text:tab/><text:tab/><text:tab/>}</text:p>
      <text:p text:style-name="P22"><text:s text:c="8"/><text:tab/><text:tab/>}</text:p>
      <text:p text:style-name="P22"><text:s text:c="8"/>}</text:p>
      <text:p text:style-name="P22"><text:s text:c="4"/>}</text:p>
      <text:p text:style-name="P22">}</text:p>
      <text:p text:style-name="P22"/>
      <text:p text:style-name="P22">// State 3. To be put in this state one front touch sensor must be activated</text:p>
      <text:p text:style-name="P22">void front_wall_correct()</text:p>
      <text:p text:style-name="P22">{</text:p>
      <text:p text:style-name="P22"><text:s text:c="4"/>// Front sensor</text:p>
      <text:p text:style-name="P22"><text:s text:c="4"/>if (front_left_bump == 1 &amp;&amp; front_right_bump == 1)</text:p>
      <text:p text:style-name="P22"><text:s text:c="4"/>{</text:p>
      <text:p text:style-name="P22"><text:s text:c="8"/><text:tab/>// Move backwards then turn left</text:p>
      <text:p text:style-name="P22"><text:tab/>move(2,300,turn_speed);</text:p>
      <text:p text:style-name="P22"><text:tab/>wait1Msec(100);</text:p>
      <text:p text:style-name="P22"><text:tab/>move(-1,650,turn_speed);</text:p>
      <text:p text:style-name="P22"><text:tab/>wait1Msec(100);</text:p>
      <text:p text:style-name="P22"><text:s text:c="4"/>}</text:p>
      <text:p text:style-name="P22"><text:s text:c="4"/>else if (front_right_bump == 1)</text:p>
      <text:p text:style-name="P22"><text:s text:c="4"/>{</text:p>
      <text:p text:style-name="P22"><text:s text:c="2"/><text:tab/>move(-1,650,soft_turn_speed);</text:p>
      <text:p text:style-name="P22"><text:s text:c="5"/>}</text:p>
      <text:p text:style-name="P22"><text:s text:c="4"/>else // Left front is tripped</text:p>
      <text:p text:style-name="P22"><text:s text:c="4"/>{</text:p>
      <text:p text:style-name="P22"><text:tab/>if (right_front_bump == 1 || right_rear_bump == 1)</text:p>
      <text:p text:style-name="P22"><text:tab/>{</text:p>
      <text:p text:style-name="P22"><text:s text:c="3"/><text:tab/><text:tab/>move(2,300,turn_speed);</text:p>
      <text:p text:style-name="P22"><text:tab/><text:tab/>wait1Msec(100);</text:p>
      <text:p text:style-name="P22"><text:tab/><text:tab/> move(-1,550,turn_speed); // CHANGED</text:p>
      <text:p text:style-name="P22"><text:tab/><text:tab/> wait1Msec(100);</text:p>
      <text:p text:style-name="P22"><text:s text:c="2"/><text:tab/>}</text:p>
      <text:p text:style-name="P22"><text:s text:c="2"/><text:tab/>else</text:p>
      <text:p text:style-name="P22"><text:s text:c="2"/><text:tab/>{</text:p>
      <text:p text:style-name="P22"><text:s text:c="2"/><text:tab/><text:tab/>move(1,300,soft_turn_speed);</text:p>
      <text:p text:style-name="P22"><text:s text:c="2"/><text:tab/>}</text:p>
      <text:p text:style-name="P22"><text:s text:c="6"/>}</text:p>
      <text:p text:style-name="P22">}</text:p>
      <text:p text:style-name="P22"/>
      <text:p text:style-name="P22">// We're stuck in some state. Back up and turn left</text:p>
      <text:p text:style-name="P22">void escape()</text:p>
      <text:p text:style-name="P22">{</text:p>
      <text:p text:style-name="P22"><text:tab/><text:tab/>move(2,600,turn_speed);</text:p>
      <text:p text:style-name="P22"><text:tab/><text:tab/>move(-1,600,turn_speed);</text:p>
      <text:p text:style-name="P22">}</text:p>
      <text:p text:style-name="P22"/>
      <text:p text:style-name="P22"/>
      <text:p text:style-name="P22"/>
      <text:p text:style-name="P22"/>
      <text:p text:style-name="P22"><text:soft-page-break/>// State 0. Turn and move forward in search for wall</text:p>
      <text:p text:style-name="P22">void find_wall()</text:p>
      <text:p text:style-name="P22">{</text:p>
      <text:p text:style-name="P22"><text:tab/><text:tab/>int counter = 0;</text:p>
      <text:p text:style-name="P22"><text:tab/><text:tab/>while(!sensor_contact() &amp;&amp; counter &lt; 12)</text:p>
      <text:p text:style-name="P22"><text:tab/><text:tab/>{</text:p>
      <text:p text:style-name="P22"><text:tab/><text:tab/><text:tab/><text:tab/>move(4,70,turn_speed);</text:p>
      <text:p text:style-name="P22"><text:tab/><text:tab/><text:tab/><text:tab/>counter++;</text:p>
      <text:p text:style-name="P22"><text:tab/><text:tab/>}</text:p>
      <text:p text:style-name="P22"><text:tab/><text:tab/>move(0,500,forward_speed);</text:p>
      <text:p text:style-name="P22">}</text:p>
      <text:p text:style-name="P22"/>
      <text:p text:style-name="P22">// Call the function affiliated with the passed state</text:p>
      <text:p text:style-name="P22">void router(int state)</text:p>
      <text:p text:style-name="P22">{</text:p>
      <text:p text:style-name="P22"><text:s text:c="4"/>switch(state)</text:p>
      <text:p text:style-name="P22"><text:s text:c="4"/>{</text:p>
      <text:p text:style-name="P22"><text:s text:c="8"/>case 0: // Find wall</text:p>
      <text:p text:style-name="P22"><text:s text:c="8"/><text:tab/>find_wall();</text:p>
      <text:p text:style-name="P22"><text:s text:c="12"/>break;</text:p>
      <text:p text:style-name="P22"><text:s text:c="8"/>case 1: // Postion self on wall</text:p>
      <text:p text:style-name="P22"><text:s text:c="12"/>side_wall_correct();</text:p>
      <text:p text:style-name="P22"><text:s text:c="12"/>break;</text:p>
      <text:p text:style-name="P22"><text:s text:c="8"/>case 2: // Full speed ahead</text:p>
      <text:p text:style-name="P22"><text:s text:c="12"/>move(0,70,hyper_speed);</text:p>
      <text:p text:style-name="P22"><text:s text:c="12"/>break;</text:p>
      <text:p text:style-name="P22"><text:s text:c="8"/>case 3:</text:p>
      <text:p text:style-name="P22"><text:s text:c="12"/>front_wall_correct();</text:p>
      <text:p text:style-name="P22"><text:s text:c="12"/>break;</text:p>
      <text:p text:style-name="P22"><text:s text:c="9"/>default:</text:p>
      <text:p text:style-name="P22"><text:s text:c="9"/><text:tab/>// TODO</text:p>
      <text:p text:style-name="P22"><text:s text:c="9"/><text:tab/>break;</text:p>
      <text:p text:style-name="P22"><text:s text:c="4"/>}</text:p>
      <text:p text:style-name="P22">}</text:p>
      <text:p text:style-name="P22"/>
      <text:p text:style-name="P22">/* Assignment 4</text:p>
      <text:p text:style-name="P22">States:</text:p>
      <text:p text:style-name="P22">0: Find wall</text:p>
      <text:p text:style-name="P22">1: Wall correct</text:p>
      <text:p text:style-name="P22">2: Full speed ahead</text:p>
      <text:p text:style-name="P22">3: Hit forward wall</text:p>
      <text:p text:style-name="P22">4:</text:p>
      <text:p text:style-name="P22">*/</text:p>
      <text:p text:style-name="P22"/>
      <text:p text:style-name="P22"/>
      <text:p text:style-name="P22"/>
      <text:p text:style-name="P22"/>
      <text:p text:style-name="P22"/>
      <text:p text:style-name="P22"/>
      <text:p text:style-name="P22"><text:soft-page-break/>task main()</text:p>
      <text:p text:style-name="P22">{</text:p>
      <text:p text:style-name="P22"><text:s text:c="4"/>wait1Msec(2000); // give stuff time to turn on</text:p>
      <text:p text:style-name="P22"/>
      <text:p text:style-name="P22"><text:s text:c="4"/>state = 0;</text:p>
      <text:p text:style-name="P22"><text:s text:c="4"/>state_counter = 0;</text:p>
      <text:p text:style-name="P22"/>
      <text:p text:style-name="P22"><text:s text:c="4"/>while(state == 0)</text:p>
      <text:p text:style-name="P22"><text:s text:c="4"/>{</text:p>
      <text:p text:style-name="P22"><text:s text:c="8"/>start_maze(forward_speed);</text:p>
      <text:p text:style-name="P22"/>
      <text:p text:style-name="P22"><text:s text:c="8"/>// Get current state</text:p>
      <text:p text:style-name="P22"><text:s text:c="6"/><text:tab/>front_left_bump = SensorValue(front_left);</text:p>
      <text:p text:style-name="P22"><text:tab/>front_right_bump = SensorValue(front_right);</text:p>
      <text:p text:style-name="P22"><text:tab/> right_front_bump = SensorValue(right_front);</text:p>
      <text:p text:style-name="P22"><text:tab/> right_rear_bump = SensorValue(right_rear);</text:p>
      <text:p text:style-name="P22"/>
      <text:p text:style-name="P22"><text:s text:c="8"/>if (front_left_bump == 1 || front_right_bump == 1 || right_front_bump == 1 || right_rear_bump == 1)</text:p>
      <text:p text:style-name="P22"><text:tab/><text:tab/> <text:s text:c="3"/>{</text:p>
      <text:p text:style-name="P22"><text:tab/><text:tab/> <text:s text:c="7"/>state = 1;</text:p>
      <text:p text:style-name="P22"><text:tab/><text:tab/> <text:s text:c="3"/>}</text:p>
      <text:p text:style-name="P22"><text:s text:c="4"/>}</text:p>
      <text:p text:style-name="P22"/>
      <text:p text:style-name="P22"><text:s text:c="4"/>// Main control loop</text:p>
      <text:p text:style-name="P22"><text:s text:c="4"/>while(true)</text:p>
      <text:p text:style-name="P22"><text:s text:c="4"/>{</text:p>
      <text:p text:style-name="P22"><text:s text:c="8"/>writeDebugStreamLine("State: %d", state);</text:p>
      <text:p text:style-name="P22"><text:s text:c="8"/>writeDebugStreamLine("Prev state: %.6f", prev_state);</text:p>
      <text:p text:style-name="P22"><text:s text:c="8"/>writeDebugStreamLine("State counter: %.6f", state_counter);</text:p>
      <text:p text:style-name="P22"/>
      <text:p text:style-name="P22"><text:s text:c="8"/>// Check if stuck in current state</text:p>
      <text:p text:style-name="P22"><text:s text:c="7"/>if(prev_state == state)</text:p>
      <text:p text:style-name="P22"><text:s text:c="7"/>{</text:p>
      <text:p text:style-name="P22"><text:tab/>writeDebugStreamLine("should increment");</text:p>
      <text:p text:style-name="P22"><text:tab/>state_counter++;</text:p>
      <text:p text:style-name="P22"><text:s text:c="8"/>}</text:p>
      <text:p text:style-name="P22"><text:s text:c="7"/>else</text:p>
      <text:p text:style-name="P22"><text:s text:c="7"/>{</text:p>
      <text:p text:style-name="P22"><text:tab/>state_counter = 0;</text:p>
      <text:p text:style-name="P22"><text:s text:c="7"/>}</text:p>
      <text:p text:style-name="P22"/>
      <text:p text:style-name="P22"><text:s text:c="7"/>if(state_counter &gt; state_threshold)</text:p>
      <text:p text:style-name="P22"><text:s text:c="6"/>{</text:p>
      <text:p text:style-name="P22"><text:tab/>if(state == 1)</text:p>
      <text:p text:style-name="P22"><text:tab/>{</text:p>
      <text:p text:style-name="P22"><text:tab/><text:tab/>if (right_front_bump == 1)</text:p>
      <text:p text:style-name="P22"><text:tab/><text:tab/>{</text:p>
      <text:p text:style-name="P22"><text:tab/><text:tab/><text:tab/>move(-1,200,turn_speed);</text:p>
      <text:p text:style-name="P22"><text:soft-page-break/><text:tab/><text:tab/>}</text:p>
      <text:p text:style-name="P22"><text:tab/><text:tab/>else</text:p>
      <text:p text:style-name="P22"><text:tab/><text:tab/>{</text:p>
      <text:p text:style-name="P22"><text:tab/><text:tab/><text:tab/>move(1,200,turn_speed);</text:p>
      <text:p text:style-name="P22"><text:tab/><text:tab/>}</text:p>
      <text:p text:style-name="P22"><text:tab/>}</text:p>
      <text:p text:style-name="P22"><text:tab/>else if(state == 2)</text:p>
      <text:p text:style-name="P22"><text:tab/>{</text:p>
      <text:p text:style-name="P22"><text:tab/><text:tab/>move(-2,250,forward_speed);</text:p>
      <text:p text:style-name="P22"><text:tab/><text:tab/>move(0,300,hyper_speed);</text:p>
      <text:p text:style-name="P22"><text:tab/>}</text:p>
      <text:p text:style-name="P22"><text:tab/>else</text:p>
      <text:p text:style-name="P22"><text:tab/>{</text:p>
      <text:p text:style-name="P22"><text:tab/><text:tab/>escape();</text:p>
      <text:p text:style-name="P22"><text:tab/>}</text:p>
      <text:p text:style-name="P22"><text:tab/>state_counter = 0;</text:p>
      <text:p text:style-name="P22"><text:s text:c="7"/>}</text:p>
      <text:p text:style-name="P22"/>
      <text:p text:style-name="P22"><text:s text:c="8"/>// Get current state</text:p>
      <text:p text:style-name="P22"><text:s text:c="8"/>front_left_bump = SensorValue(front_left);</text:p>
      <text:p text:style-name="P22"><text:s text:c="8"/>front_right_bump = SensorValue(front_right);</text:p>
      <text:p text:style-name="P22"><text:s text:c="8"/>right_front_bump = SensorValue(right_front);</text:p>
      <text:p text:style-name="P22"><text:s text:c="8"/>right_rear_bump = SensorValue(right_rear);</text:p>
      <text:p text:style-name="P22"/>
      <text:p text:style-name="P22"><text:s text:c="8"/>// Any touch sensor activated</text:p>
      <text:p text:style-name="P22"><text:s text:c="7"/>if (front_left_bump == 1 || front_right_bump == 1 || right_front_bump == 1 || right_rear_bump == 1)</text:p>
      <text:p text:style-name="P22"><text:s text:c="4"/>{</text:p>
      <text:p text:style-name="P22"><text:s text:c="4"/><text:tab/> <text:s/>// First check front sensors</text:p>
      <text:p text:style-name="P22"><text:tab/> <text:s/>if (front_left_bump == 1 || front_right_bump == 1)</text:p>
      <text:p text:style-name="P22"><text:tab/> <text:s/>{</text:p>
      <text:p text:style-name="P22"><text:tab/> <text:s text:c="7"/>prev_state = state;</text:p>
      <text:p text:style-name="P22"><text:tab/> <text:s text:c="7"/>state = 3;</text:p>
      <text:p text:style-name="P22"><text:tab/> <text:s text:c="7"/>state_counter += 5;</text:p>
      <text:p text:style-name="P22"><text:tab/> <text:s text:c="2"/>}</text:p>
      <text:p text:style-name="P22"><text:s text:c="10"/><text:tab/> <text:s text:c="2"/>// Then both side sensors</text:p>
      <text:p text:style-name="P22"><text:tab/> <text:s text:c="2"/>else if (right_front_bump == 1 &amp;&amp; right_rear_bump == 1)</text:p>
      <text:p text:style-name="P22"><text:tab/> <text:s text:c="2"/>{</text:p>
      <text:p text:style-name="P22"><text:tab/> <text:s text:c="8"/>prev_state = state;</text:p>
      <text:p text:style-name="P22"><text:tab/> <text:s text:c="8"/>state = 2;</text:p>
      <text:p text:style-name="P22"><text:tab/> <text:s text:c="8"/>state_counter -= .85;</text:p>
      <text:p text:style-name="P22"><text:tab/> <text:s text:c="3"/>}</text:p>
      <text:p text:style-name="P22"><text:tab/> <text:s text:c="4"/>// Else wall correct</text:p>
      <text:p text:style-name="P22"><text:tab/> <text:s text:c="4"/>else</text:p>
      <text:p text:style-name="P22"><text:tab/> <text:s text:c="4"/>{</text:p>
      <text:p text:style-name="P22"><text:tab/> <text:s text:c="9"/>prev_state = state;</text:p>
      <text:p text:style-name="P22"><text:tab/> <text:s text:c="9"/>state = 1;</text:p>
      <text:p text:style-name="P22"><text:tab/> <text:s text:c="4"/>}</text:p>
      <text:p text:style-name="P22"><text:s text:c="7"/>}</text:p>
      <text:p text:style-name="P22"><text:soft-page-break/><text:s text:c="7"/>// Find wall if nothing is touching</text:p>
      <text:p text:style-name="P22"><text:s text:c="7"/>else</text:p>
      <text:p text:style-name="P22"><text:s text:c="7"/>{</text:p>
      <text:p text:style-name="P22"><text:tab/> prev_state = state;</text:p>
      <text:p text:style-name="P22"><text:tab/> state = 0;</text:p>
      <text:p text:style-name="P22"><text:tab/> state_counter += 3;</text:p>
      <text:p text:style-name="P22"><text:s text:c="8"/>}</text:p>
      <text:p text:style-name="P22"/>
      <text:p text:style-name="P22"><text:s text:c="9"/>router(state);</text:p>
      <text:p text:style-name="P22"><text:s text:c="4"/>}</text:p>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08:14.806853118</meta:creation-date>
    <dc:date>2017-03-07T19:57:54.949377664</dc:date>
    <meta:editing-duration>PT27M36S</meta:editing-duration>
    <meta:editing-cycles>6</meta:editing-cycles>
    <meta:generator>LibreOffice/5.1.6.2$Linux_X86_64 LibreOffice_project/10m0$Build-2</meta:generator>
    <meta:document-statistic meta:table-count="0" meta:image-count="3" meta:object-count="0" meta:page-count="13" meta:paragraph-count="346" meta:word-count="2450" meta:character-count="16380" meta:non-whitespace-character-count="12749"/>
  </office:meta>
</office:document-meta>
</file>